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1528in"/>
    </style:style>
    <style:style style:name="co4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ff00"/>
    </style:style>
    <style:style style:name="ce2" style:family="table-cell" style:parent-style-name="Default">
      <style:table-cell-properties fo:background-color="#57db0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calibrated para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t param</text:p>
          </table:table-cell>
          <table:table-cell office:value-type="string" calcext:value-type="string">
            <text:p>ground true</text:p>
          </table:table-cell>
          <table:table-cell office:value-type="string" calcext:value-type="string">
            <text:p>predict value</text:p>
          </table:table-cell>
        </table:table-row>
        <table:table-row table:style-name="ro1">
          <table:table-cell office:value-type="string" calcext:value-type="string">
            <text:p>SANHR5</text:p>
          </table:table-cell>
          <table:table-cell office:value-type="string" calcext:value-type="string">
            <text:p>I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_max</text:p>
          </table:table-cell>
          <table:table-cell office:value-type="float" office:value="26.1512" calcext:value-type="float">
            <text:p>26.1512</text:p>
          </table:table-cell>
          <table:table-cell table:style-name="ce1" office:value-type="float" office:value="7.03925" calcext:value-type="float">
            <text:p>7.03925</text:p>
          </table:table-cell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7428" calcext:value-type="float">
            <text:p>-58.742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3824" calcext:value-type="float">
            <text:p>1.382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HR2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ax</text:p>
          </table:table-cell>
          <table:table-cell office:value-type="float" office:value="26.5128" calcext:value-type="float">
            <text:p>26.512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867" calcext:value-type="float">
            <text:p>-58.86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375" calcext:value-type="float">
            <text:p>1.37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HR3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ax</text:p>
          </table:table-cell>
          <table:table-cell office:value-type="float" office:value="23.4155527637514" calcext:value-type="float">
            <text:p>23.415552763751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in</text:p>
          </table:table-cell>
          <table:table-cell office:value-type="float" office:value="-58.5346214386448" calcext:value-type="float">
            <text:p>-58.5346214386448</text:p>
          </table:table-cell>
          <table:table-cell table:style-name="ce2" office:value-type="float" office:value="10.498" calcext:value-type="float">
            <text:p>10.4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12488469931832" calcext:value-type="float">
            <text:p>1.1248846993183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ANHR4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_max</text:p>
          </table:table-cell>
          <table:table-cell office:value-type="float" office:value="19.9835" calcext:value-type="float">
            <text:p>19.9835</text:p>
          </table:table-cell>
          <table:table-cell table:style-name="ce1" office:value-type="float" office:value="21.86927666" calcext:value-type="float">
            <text:p>21.86927666</text:p>
          </table:table-cell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_min</text:p>
          </table:table-cell>
          <table:table-cell office:value-type="float" office:value="-57.4309" calcext:value-type="float">
            <text:p>-57.4309</text:p>
          </table:table-cell>
          <table:table-cell table:style-name="ce1" office:value-type="float" office:value="36.97395697" calcext:value-type="float">
            <text:p>36.973956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2349" calcext:value-type="float">
            <text:p>1.2349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ANHR5_3</text:p>
          </table:table-cell>
          <table:table-cell office:value-type="string" calcext:value-type="string">
            <text:p>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ax</text:p>
          </table:table-cell>
          <table:table-cell office:value-type="float" office:value="27.4664444357492" calcext:value-type="float">
            <text:p>27.4664444357492</text:p>
          </table:table-cell>
          <table:table-cell table:style-name="ce1" office:value-type="float" office:value="8.80421283" calcext:value-type="float">
            <text:p>8.80421283</text:p>
          </table:table-cell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6294696834002" calcext:value-type="float">
            <text:p>-58.629469683400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2.0997900209979" calcext:value-type="float">
            <text:p>2.09979002099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0:24:44.6993039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5:45:26.666749332</meta:creation-date>
    <meta:generator>LibreOffice/24.2.7.2$Linux_X86_64 LibreOffice_project/420$Build-2</meta:generator>
    <dc:date>2025-03-18T20:25:39.916715650</dc:date>
    <meta:editing-duration>PT4H39M7S</meta:editing-duration>
    <meta:editing-cycles>28</meta:editing-cycles>
    <meta:document-statistic meta:table-count="1" meta:cell-count="71" meta:object-count="0"/>
  </office:meta>
</office:document-meta>
</file>